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BrokerRelayMessageHandler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afterDisconnectSent( StompHeaderAccessor acces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ompBrokerRelayMessageHandler.getRela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afterConnect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getTotal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SystemHeartbeatSen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SystemHeartbeatReceiveInterval( long heartbeatReceiv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RelayConnectionHandler( String sessionId , StompHeaderAccessor connec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initTcpCli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layConnectionHandler.afterStompConnected( StompHeaderAccessor connected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SessionConnectionHandler.afterConnectio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yConnectionHandler.handleFailure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BrokerRelayMessageHandler.get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tompBrokerRelayMessageHandler( SubscribableChannel inboundChannel , MessageChannel outboundChannel , SubscribableChannel brokerChannel , Collection &lt; String &gt;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tartIntern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ompBrokerRelayMessageHandler.getSystem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BrokerRelayMessageHandler.setSystemLogin( String system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ts.getTotal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TaskScheduler( @ Nullable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handleMessage( Message &lt; byte [ ] &gt;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ompBrokerRelayMessageHandler.getVirtu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Clien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handleInboundMessage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SessionConnectionHandler.handleInboundMessage( Message &lt; ? &gt;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layConnectionHandler.sendStompErrorFrameToClient( String error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mpBrokerRelayMessageHandler.getStat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TcpClien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endMessageCountTas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ats.getTotal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SystemSubscriptions( @ Nullable Map &lt; String , MessageHandler &gt; subscri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SessionConnectionHandler.SystemSessionConnectionHandler( StompHeaderAccessor connec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ConnectionHandler.afterStompConnected( StompHeaderAccessor connected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yConnectionHandler.forward( final Message &lt; ? &gt; message , final StompHeaderAccessor accesso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ompBrokerRelayMessageHandler.stopInter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BrokerRelayMessageHandler.getSystem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ConnectionHandler.handleTcpConnectionFailure( String errorMessage , @ Nullable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MessageHandler.setClientLogin( String client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MessageHandler.setVirtualHost( @ Nullable String virtual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getTc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Connec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SystemHeartbeatRece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Disconnec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ConnectionHandler.shouldSendHeartbeatForIgnor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layConnectionHandler.shouldSendHeartbeatForIgnor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SystemSub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ConnectionHandler.sendSystemSubscrip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layConnectionHandler.handleTcpConnectionFailure( String error , @ Nullable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layConnectionHandler.afterConnected( TcpConnection &lt; byte [ ] &gt;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layConnectionHandler.initHeartbeats( StompHeaderAccessor connected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ats.incrementConnec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s.incrementConnec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SessionConnectionHandler.initHeartbeats( StompHeaderAccessor connectedH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layConnectionHandler.clearConn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layConnectionHandler.updateClientSendMessageCount( long n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SessionConnectionHandler.forward( Message &lt; ? &gt; message , StompHeaderAccessor acces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ompBrokerRelayMessageHandler.setTcpClient( @ Nullable TcpOperations &lt; byte [ ] &gt; tc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Clien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getRela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RelayHost( String rela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MessageHandl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handleMessageInternal( Message &lt; ? &gt; messag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RelayConnectionHandler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SystemPasscode( String system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SystemHeartbeatSendInterval( long systemHeartbeatSend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.setRelayPort( int rela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RelayConnectionHandler( String sessionId , StompHeaderAccessor connectHeaders , boolean isClient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layConnectionHandler.getConnec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ConnectionHandler.afterConnectionClos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ompBrokerRelayMessageHandler.setClientPasscode( String client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ts.getTotal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